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IPA モナー Pゴシック" svg:font-family="'IPA モナー Pゴシック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svg:stroke-color="#000000" draw:fill="none" draw:fill-color="#ffffff" fo:min-height="0.771cm"/>
    </style:style>
    <style:style style:name="gr2" style:family="graphic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3" style:family="graphic">
      <style:graphic-properties draw:stroke="none" svg:stroke-color="#000000" draw:fill="none" draw:fill-color="#ffffff" fo:min-height="1.666cm"/>
    </style:style>
    <style:style style:name="gr4" style:family="graphic">
      <style:graphic-properties draw:stroke="none" svg:stroke-color="#000000" draw:fill="none" draw:fill-color="#ffffff" fo:min-height="0.851cm"/>
    </style:style>
    <style:style style:name="gr5" style:family="graphic">
      <style:graphic-properties svg:stroke-width="0.1cm" svg:stroke-color="#808080" draw:marker-start-width="0.35cm" draw:marker-end="Arrow" draw:marker-end-width="0.35cm" draw:textarea-horizontal-align="center" draw:textarea-vertical-align="middle" fo:padding-top="0.05cm" fo:padding-bottom="0.05cm" fo:padding-left="0.05cm" fo:padding-right="0.05cm"/>
    </style:style>
    <style:style style:name="gr6" style:family="graphic">
      <style:graphic-properties svg:stroke-width="0.05cm" svg:stroke-color="#808080" draw:marker-start-width="0.28cm" draw:marker-end-width="0.28cm" draw:fill="none" draw:textarea-vertical-align="middle" draw:auto-grow-height="false" fo:min-height="0.749cm" fo:min-width="0.499cm" fo:padding-top="0.025cm" fo:padding-bottom="0.025cm" fo:padding-left="0.025cm" fo:padding-right="0.025cm"/>
    </style:style>
    <style:style style:name="gr7" style:family="graphic">
      <style:graphic-properties draw:stroke="none" svg:stroke-color="#000000" draw:fill="none" draw:fill-color="#ffffff" fo:min-height="0.567cm"/>
    </style:style>
    <style:style style:name="gr8" style:family="graphic">
      <style:graphic-properties draw:stroke="none" svg:stroke-color="#000000" draw:fill="none" draw:fill-color="#ffffff" fo:min-height="0.743cm"/>
    </style:style>
    <style:style style:name="gr9" style:family="graphic">
      <style:graphic-properties draw:stroke="none" svg:stroke-color="#000000" draw:fill="solid" draw:fill-color="#ffffff" fo:min-height="12.35cm"/>
    </style:style>
    <style:style style:name="gr10" style:family="graphic">
      <style:graphic-properties draw:stroke="none" svg:stroke-color="#000000" draw:fill="none" draw:fill-color="#ffffff" fo:min-height="0.028cm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>
            <draw:frame table:end-cell-address="Sheet1.G5" table:end-x="0.854cm" table:end-y="0.248cm" draw:z-index="4" draw:style-name="gr1" draw:text-style-name="P1" svg:width="6.416cm" svg:height="0.937cm" svg:x="1.212cm" svg:y="0.214cm">
              <draw:text-box>
                <text:p text:style-name="P1">GTM<text:line-break/>(Global Transaction Manager)</text:p>
              </draw:text-box>
            </draw:frame>
          </table:table-cell>
          <table:table-cell table:number-columns-repeated="3"/>
          <table:table-cell>
            <draw:frame table:end-cell-address="Sheet1.I5" table:end-x="1.184cm" table:end-y="0.303cm" draw:z-index="5" draw:style-name="gr1" draw:text-style-name="P2" svg:width="2.395cm" svg:height="0.937cm" svg:x="1.048cm" svg:y="0.269cm">
              <draw:text-box>
                <text:p text:style-name="P1"><text:span text:style-name="T1">Data Node</text:span><text:span text:style-name="T1"><text:line-break/></text:span><text:span text:style-name="T1">(1 </text:span><text:span text:style-name="T1">〜</text:span><text:span text:style-name="T1">n)</text:span></text:p>
              </draw:text-box>
            </draw:frame>
          </table:table-cell>
          <table:table-cell/>
        </table:table-row>
        <table:table-row table:style-name="ro1">
          <table:table-cell table:number-columns-repeated="2"/>
          <table:table-cell>
            <draw:frame table:end-cell-address="Sheet1.D6" table:end-x="1.295cm" table:end-y="0.027cm" draw:z-index="3" draw:style-name="gr1" draw:text-style-name="P1" table:table-background="true" svg:width="2.395cm" svg:height="0.771cm" svg:x="1.158cm" svg:y="0.16cm">
              <draw:text-box>
                <text:p text:style-name="P1">Coordinator</text:p>
              </draw:text-box>
            </draw:frame>
          </table:table-cell>
          <table:table-cell table:number-columns-repeated="6"/>
        </table:table-row>
        <table:table-row table:style-name="ro1">
          <table:table-cell table:number-columns-repeated="3"/>
          <table:table-cell>
            <draw:line table:end-cell-address="Sheet1.D49" table:end-x="0.002cm" table:end-y="0.406cm" draw:z-index="0" draw:style-name="gr2" draw:text-style-name="P1" svg:x1="0.002cm" svg:y1="0.346cm" svg:x2="0.002cm" svg:y2="20.278cm">
              <text:p/>
            </draw:line>
          </table:table-cell>
          <table:table-cell>
            <draw:line table:end-cell-address="Sheet1.E50" table:end-x="2.204cm" table:end-y="0.052cm" draw:z-index="1" draw:style-name="gr2" draw:text-style-name="P1" svg:x1="2.204cm" svg:y1="0.418cm" svg:x2="2.204cm" svg:y2="20.375cm">
              <text:p/>
            </draw:line>
          </table:table-cell>
          <table:table-cell table:number-columns-repeated="2"/>
          <table:table-cell>
            <draw:line table:end-cell-address="Sheet1.H50" table:end-x="2.232cm" table:end-y="0.029cm" draw:z-index="2" draw:style-name="gr2" draw:text-style-name="P1" svg:x1="2.232cm" svg:y1="0.394cm" svg:x2="2.232cm" svg:y2="20.352cm">
              <text:p/>
            </draw:line>
          </table:table-cell>
          <table:table-cell>
            <draw:frame table:end-cell-address="Sheet1.L8" table:end-x="2.024cm" table:end-y="0.311cm" draw:z-index="67" draw:style-name="gr3" draw:text-style-name="P4" svg:width="7.267cm" svg:height="1.666cm" svg:x="1.531cm" svg:y="0cm">
              <draw:text-box>
                <text:p text:style-name="P3"><text:span text:style-name="T1">Term</text:span></text:p>
                <text:p text:style-name="P3"><text:span text:style-name="T1">GXID:</text:span><text:span text:style-name="T1"><text:tab/></text:span><text:span text:style-name="T1">Global Transaction ID</text:span></text:p>
                <text:p text:style-name="P3"><text:span text:style-name="T1">G-Snapshot:</text:span><text:span text:style-name="T1"><text:tab/></text:span><text:span text:style-name="T1"> Global Snapshot</text:span></text:p>
              </draw:text-box>
            </draw:frame>
          </table:table-cell>
        </table:table-row>
        <table:table-row table:style-name="ro1">
          <table:table-cell table:number-columns-repeated="9"/>
        </table:table-row>
        <table:table-row table:style-name="ro1">
          <table:table-cell>
            <draw:frame table:end-cell-address="Sheet1.C9" table:end-x="0.551cm" table:end-y="0.027cm" draw:z-index="7" draw:style-name="gr4" draw:text-style-name="P1" svg:width="3.773cm" svg:height="0.851cm" svg:x="1.294cm" svg:y="0.08cm">
              <draw:text-box>
                <text:p text:style-name="P3">Begin Trabsaction</text:p>
              </draw:text-box>
            </draw:frame>
          </table:table-cell>
          <table:table-cell>
            <draw:line table:end-cell-address="Sheet1.C7" table:end-x="2.232cm" table:end-y="0.399cm" draw:z-index="6" draw:style-name="gr5" draw:text-style-name="P1" svg:x1="2.231cm" svg:y1="0.399cm" svg:x2="4.49cm" svg:y2="0.399cm">
              <text:p/>
            </draw:line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>
            <draw:frame table:end-cell-address="Sheet1.E11" table:end-x="1.377cm" table:end-y="0.347cm" draw:z-index="11" draw:style-name="gr4" draw:text-style-name="P1" svg:width="2.862cm" svg:height="0.851cm" svg:x="0.773cm" svg:y="0.399cm">
              <draw:text-box>
                <text:p text:style-name="P3">GXID Request</text:p>
              </draw:text-box>
            </draw:frame>
          </table:table-cell>
          <table:table-cell table:number-columns-repeated="5"/>
        </table:table-row>
        <table:table-row table:style-name="ro1">
          <table:table-cell>
            <draw:frame table:end-cell-address="Sheet1.C12" table:end-x="0.551cm" table:end-y="0.134cm" draw:z-index="8" draw:style-name="gr4" draw:text-style-name="P1" svg:width="3.773cm" svg:height="0.851cm" svg:x="1.294cm" svg:y="0.186cm">
              <draw:text-box>
                <text:p text:style-name="P3">SQL Statement</text:p>
              </draw:text-box>
            </draw:frame>
          </table:table-cell>
          <table:table-cell/>
          <table:table-cell>
            <draw:line table:end-cell-address="Sheet1.C10" table:end-x="2.26cm" table:end-y="0.399cm" draw:z-index="9" draw:style-name="gr5" draw:text-style-name="P1" svg:x1="0.001cm" svg:y1="0.399cm" svg:x2="2.26cm" svg:y2="0.399cm">
              <text:p/>
            </draw:line>
          </table:table-cell>
          <table:table-cell table:number-columns-repeated="2"/>
          <table:table-cell>
            <draw:custom-shape table:end-cell-address="Sheet1.F13" table:end-x="0.474cm" table:end-y="0.018cm" draw:z-index="54" draw:style-name="gr6" draw:text-style-name="P1" svg:width="0.381cm" svg:height="0.965cm" svg:x="0.093cm" svg:y="0.408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3"/>
        </table:table-row>
        <table:table-row table:style-name="ro1">
          <table:table-cell table:number-columns-repeated="2"/>
          <table:table-cell>
            <draw:custom-shape table:end-cell-address="Sheet1.C20" table:end-x="2cm" table:end-y="0.372cm" draw:z-index="58" draw:style-name="gr6" draw:text-style-name="P1" svg:width="0.313cm" svg:height="4.046cm" svg:x="1.687cm" svg:y="0.39cm">
              <text:p/>
    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>
            <draw:line table:end-cell-address="Sheet1.E11" table:end-x="2.148cm" table:end-y="0.213cm" draw:z-index="10" draw:style-name="gr5" draw:text-style-name="P1" svg:x1="0.028cm" svg:y1="0.213cm" svg:x2="4.406cm" svg:y2="0.213cm">
              <text:p/>
            </draw:line>
          </table:table-cell>
          <table:table-cell/>
          <table:table-cell>
            <draw:frame table:end-cell-address="Sheet1.F12" table:end-x="1.512cm" table:end-y="0.348cm" draw:z-index="60" draw:style-name="gr7" svg:width="0.892cm" svg:height="0.567cm" svg:x="0.62cm" svg:y="0.232cm">
              <draw:text-box>
                <text:p>*1</text:p>
              </draw:text-box>
            </draw:frame>
          </table:table-cell>
          <table:table-cell table:number-columns-repeated="3"/>
        </table:table-row>
        <table:table-row table:style-name="ro1">
          <table:table-cell table:number-columns-repeated="3"/>
          <table:table-cell>
            <draw:line table:end-cell-address="Sheet1.E12" table:end-x="2.119cm" table:end-y="0.107cm" draw:z-index="12" draw:style-name="gr5" draw:text-style-name="P1" svg:x1="4.377cm" svg:y1="0.107cm" svg:x2="-0.001cm" svg:y2="0.107cm">
              <text:p/>
            </draw:line>
            <draw:frame table:end-cell-address="Sheet1.E14" table:end-x="1.458cm" table:end-y="0.054cm" draw:z-index="13" draw:style-name="gr8" draw:text-style-name="P1" svg:width="2.862cm" svg:height="0.743cm" svg:x="0.854cm" svg:y="0.215cm">
              <draw:text-box>
                <text:p text:style-name="P1">GXID</text:p>
              </draw:text-box>
            </draw:frame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>
            <draw:frame table:end-cell-address="Sheet1.E16" table:end-x="1.541cm" table:end-y="0.029cm" draw:z-index="16" draw:style-name="gr4" draw:text-style-name="P1" svg:width="2.862cm" svg:height="0.851cm" svg:x="0.937cm" svg:y="0.081cm">
              <draw:text-box>
                <text:p text:style-name="P3">G-Snapshot Rq.</text:p>
              </draw:text-box>
            </draw:frame>
          </table:table-cell>
          <table:table-cell/>
          <table:table-cell>
            <draw:frame table:end-cell-address="Sheet1.F15" table:end-x="1.13cm" table:end-y="0.347cm" draw:z-index="61" draw:style-name="gr7" svg:width="0.892cm" svg:height="0.567cm" svg:x="0.238cm" svg:y="0.231cm">
              <draw:text-box>
                <text:p>*2</text:p>
              </draw:text-box>
            </draw:frame>
          </table:table-cell>
          <table:table-cell table:number-columns-repeated="2"/>
          <table:table-cell>
            <draw:frame table:end-cell-address="Sheet1.L41" table:end-x="2.186cm" table:end-y="0.262cm" draw:z-index="66" draw:style-name="gr9" draw:text-style-name="P5" svg:width="7.267cm" svg:height="12.35cm" svg:x="1.693cm" svg:y="0.106cm">
              <draw:text-box>
                <text:p><text:span text:style-name="T1">*1 GXID is obtained only in the case of updating transaction.</text:span></text:p>
                <text:p><text:span text:style-name="T1"/></text:p>
                <text:p><text:span text:style-name="T1">*2 If isolation level is serializable, G-Snapshot is taken only once at the beginning of the transaction.</text:span></text:p>
                <text:p><text:span text:style-name="T1"/></text:p>
                <text:p><text:span text:style-name="T1">*3 Global Schema has an information to map global table name to local table name.</text:span></text:p>
                <text:p><text:span text:style-name="T1"/></text:p>
                <text:p><text:span text:style-name="T1">*4 Begin is issued only to the data node involved in updates.</text:span></text:p>
                <text:p><text:span text:style-name="T1"/></text:p>
                <text:p><text:span text:style-name="T1">*5 Plan can be sent to the Data Node, not statements. <text:s/>However, this may not be practical because Plan itself is big and considerable amount of code has to be written.</text:span></text:p>
                <text:p><text:span text:style-name="T1"/></text:p>
                <text:p><text:span text:style-name="T1">*6 If only one data node is involved in the update, 2PC will not be used. <text:s text:c="2"/>Conventional Commit protocol will be used.</text:span></text:p>
              </draw:text-box>
            </draw:frame>
          </table:table-cell>
        </table:table-row>
        <table:table-row table:style-name="ro1">
          <table:table-cell table:number-columns-repeated="2"/>
          <table:table-cell>
            <draw:frame table:end-cell-address="Sheet1.C16" table:end-x="1.565cm" table:end-y="0.435cm" draw:z-index="62" draw:style-name="gr7" svg:width="0.892cm" svg:height="0.567cm" svg:x="0.673cm" svg:y="0.32cm">
              <draw:text-box>
                <text:p>*3</text:p>
              </draw:text-box>
            </draw:frame>
          </table:table-cell>
          <table:table-cell>
            <draw:line table:end-cell-address="Sheet1.E15" table:end-x="2.15cm" table:end-y="0.24cm" draw:z-index="14" draw:style-name="gr5" draw:text-style-name="P1" svg:x1="0.03cm" svg:y1="0.24cm" svg:x2="4.408cm" svg:y2="0.24cm">
              <text:p/>
            </draw:line>
          </table:table-cell>
          <table:table-cell/>
          <table:table-cell>
            <draw:frame table:end-cell-address="Sheet1.H16" table:end-x="1.516cm" table:end-y="0.391cm" draw:z-index="25" draw:style-name="gr10" draw:text-style-name="P3" svg:width="4.874cm" svg:height="0.469cm" svg:x="1.158cm" svg:y="0.374cm">
              <draw:text-box>
                <text:p text:style-name="P3">Begin TX with GXID</text:p>
              </draw:text-box>
            </draw:frame>
            <draw:custom-shape table:end-cell-address="Sheet1.F17" table:end-x="0.383cm" table:end-y="0.035cm" draw:z-index="55" draw:style-name="gr6" draw:text-style-name="P1" svg:width="0.381cm" svg:height="0.939cm" svg:x="0.002cm" svg:y="0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3"/>
        </table:table-row>
        <table:table-row table:style-name="ro1">
          <table:table-cell table:number-columns-repeated="3"/>
          <table:table-cell>
            <draw:line table:end-cell-address="Sheet1.E16" table:end-x="2.121cm" table:end-y="0.134cm" draw:z-index="15" draw:style-name="gr5" draw:text-style-name="P1" svg:x1="4.379cm" svg:y1="0.134cm" svg:x2="0.001cm" svg:y2="0.134cm">
              <text:p/>
            </draw:line>
            <draw:frame table:end-cell-address="Sheet1.E17" table:end-x="1.21cm" table:end-y="0.452cm" draw:z-index="17" draw:style-name="gr8" draw:text-style-name="P1" svg:width="2.862cm" svg:height="0.743cm" svg:x="0.606cm" svg:y="0.161cm">
              <draw:text-box>
                <text:p text:style-name="P1">G-Snapshot</text:p>
              </draw:text-box>
            </draw:frame>
          </table:table-cell>
          <table:table-cell table:number-columns-repeated="5"/>
        </table:table-row>
        <table:table-row table:style-name="ro1">
          <table:table-cell table:number-columns-repeated="4"/>
          <table:table-cell>
            <draw:line table:end-cell-address="Sheet1.H17" table:end-x="2.204cm" table:end-y="0.185cm" draw:z-index="22" draw:style-name="gr5" draw:text-style-name="P1" svg:x1="2.204cm" svg:y1="0.185cm" svg:x2="8.978cm" svg:y2="0.185cm">
              <text:p/>
            </draw:line>
            <draw:line table:end-cell-address="Sheet1.H17" table:end-x="2.204cm" table:end-y="0.398cm" draw:z-index="23" draw:style-name="gr5" draw:text-style-name="P1" svg:x1="2.204cm" svg:y1="0.398cm" svg:x2="8.978cm" svg:y2="0.398cm">
              <text:p/>
            </draw:line>
          </table:table-cell>
          <table:table-cell table:number-columns-repeated="3"/>
          <table:table-cell>
            <draw:custom-shape table:end-cell-address="Sheet1.I19" table:end-x="0.382cm" table:end-y="0.036cm" draw:z-index="56" draw:style-name="gr6" draw:text-style-name="P1" svg:width="0.381cm" svg:height="0.939cm" svg:x="0.001cm" svg:y="0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  <draw:frame table:end-cell-address="Sheet1.I18" table:end-x="1.347cm" table:end-y="0.295cm" draw:z-index="63" draw:style-name="gr7" svg:width="0.892cm" svg:height="0.567cm" svg:x="0.455cm" svg:y="0.179cm">
              <draw:text-box>
                <text:p>*4</text:p>
              </draw:text-box>
            </draw:frame>
          </table:table-cell>
        </table:table-row>
        <table:table-row table:style-name="ro1">
          <table:table-cell table:number-columns-repeated="4"/>
          <table:table-cell>
            <draw:line table:end-cell-address="Sheet1.H18" table:end-x="2.231cm" table:end-y="0.16cm" draw:z-index="24" draw:style-name="gr5" draw:text-style-name="P1" svg:x1="2.231cm" svg:y1="0.16cm" svg:x2="9.005cm" svg:y2="0.16cm">
              <text:p/>
            </draw:line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>
            <draw:line table:end-cell-address="Sheet1.H20" table:end-x="2.231cm" table:end-y="0.291cm" draw:z-index="18" draw:style-name="gr5" draw:text-style-name="P1" svg:x1="0cm" svg:y1="0.291cm" svg:x2="11.263cm" svg:y2="0.291cm">
              <text:p/>
            </draw:line>
          </table:table-cell>
          <table:table-cell table:number-columns-repeated="4"/>
          <table:table-cell>
            <draw:custom-shape table:end-cell-address="Sheet1.I22" table:end-x="0.473cm" table:end-y="0.214cm" draw:z-index="57" draw:style-name="gr6" draw:text-style-name="P1" svg:width="0.381cm" svg:height="0.94cm" svg:x="0.092cm" svg:y="0.178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  <draw:frame table:end-cell-address="Sheet1.I22" table:end-x="1.312cm" table:end-y="0.071cm" draw:z-index="64" draw:style-name="gr7" svg:width="0.892cm" svg:height="0.567cm" svg:x="0.42cm" svg:y="0.408cm">
              <draw:text-box>
                <text:p>*5</text:p>
              </draw:text-box>
            </draw:frame>
          </table:table-cell>
        </table:table-row>
        <table:table-row table:style-name="ro1">
          <table:table-cell table:number-columns-repeated="2"/>
          <table:table-cell>
            <draw:line table:end-cell-address="Sheet1.H21" table:end-x="2.177cm" table:end-y="0.132cm" draw:z-index="19" draw:style-name="gr5" draw:text-style-name="P1" svg:x1="2.204cm" svg:y1="0.132cm" svg:x2="13.467cm" svg:y2="0.132cm">
              <text:p/>
            </draw:line>
            <draw:line table:end-cell-address="Sheet1.H21" table:end-x="2.204cm" table:end-y="0.423cm" draw:z-index="20" draw:style-name="gr5" draw:text-style-name="P1" svg:x1="2.231cm" svg:y1="0.423cm" svg:x2="13.494cm" svg:y2="0.423cm">
              <text:p/>
            </draw:line>
          </table:table-cell>
          <table:table-cell table:number-columns-repeated="6"/>
        </table:table-row>
        <table:table-row table:style-name="ro1">
          <table:table-cell table:number-columns-repeated="5"/>
          <table:table-cell>
            <draw:frame table:end-cell-address="Sheet1.H24" table:end-x="1.212cm" table:end-y="0.114cm" draw:z-index="21" draw:style-name="gr10" draw:text-style-name="P3" svg:width="4.874cm" svg:height="0.937cm" svg:x="0.854cm" svg:y="0.08cm">
              <draw:text-box>
                <text:p text:style-name="P3">SQL for each Data Node</text:p>
                <text:p text:style-name="P1">with G-Snapshot</text:p>
              </draw:text-box>
            </draw:frame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>
            <draw:line table:end-cell-address="Sheet1.H26" table:end-x="2.231cm" table:end-y="0.001cm" draw:z-index="26" draw:style-name="gr5" draw:text-style-name="P1" svg:x1="11.263cm" svg:y1="0.001cm" svg:x2="0cm" svg:y2="0.001cm">
              <text:p/>
            </draw:line>
            <draw:line table:end-cell-address="Sheet1.I26" table:end-x="0.026cm" table:end-y="0.267cm" draw:z-index="27" draw:style-name="gr5" draw:text-style-name="P1" svg:x1="11.317cm" svg:y1="0.267cm" svg:x2="0.054cm" svg:y2="0.267cm">
              <text:p/>
            </draw:line>
          </table:table-cell>
          <table:table-cell table:number-columns-repeated="5"/>
        </table:table-row>
        <table:table-row table:style-name="ro1">
          <table:table-cell>
            <draw:frame table:end-cell-address="Sheet1.B28" table:end-x="1.983cm" table:end-y="0.312cm" draw:z-index="31" draw:style-name="gr10" draw:text-style-name="P3" svg:width="2.947cm" svg:height="0.469cm" svg:x="1.294cm" svg:y="0.294cm">
              <draw:text-box>
                <text:p text:style-name="P3">SQL Result</text:p>
              </draw:text-box>
            </draw:frame>
          </table:table-cell>
          <table:table-cell table:number-columns-repeated="2"/>
          <table:table-cell>
            <draw:line table:end-cell-address="Sheet1.H27" table:end-x="2.258cm" table:end-y="0.133cm" draw:z-index="28" draw:style-name="gr5" draw:text-style-name="P1" svg:x1="11.29cm" svg:y1="0.133cm" svg:x2="0.027cm" svg:y2="0.133cm">
              <text:p/>
            </draw:line>
          </table:table-cell>
          <table:table-cell/>
          <table:table-cell>
            <draw:frame table:end-cell-address="Sheet1.H28" table:end-x="0.496cm" table:end-y="0.259cm" draw:z-index="29" draw:style-name="gr10" draw:text-style-name="P3" svg:width="4.874cm" svg:height="0.469cm" svg:x="0.138cm" svg:y="0.241cm">
              <draw:text-box>
                <text:p text:style-name="P1">SQL Result</text:p>
              </draw:text-box>
            </draw:frame>
          </table:table-cell>
          <table:table-cell table:number-columns-repeated="3"/>
        </table:table-row>
        <table:table-row table:style-name="ro1">
          <table:table-cell table:number-columns-repeated="2"/>
          <table:table-cell>
            <draw:line table:end-cell-address="Sheet1.D28" table:end-x="0.029cm" table:end-y="0.213cm" draw:z-index="30" draw:style-name="gr5" draw:text-style-name="P1" svg:x1="2.287cm" svg:y1="0.213cm" svg:x2="0.028cm" svg:y2="0.213cm">
              <text:p/>
            </draw:line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>
            <draw:frame table:end-cell-address="Sheet1.C32" table:end-x="0.551cm" table:end-y="0.135cm" draw:z-index="33" draw:style-name="gr4" draw:text-style-name="P1" svg:width="3.773cm" svg:height="0.851cm" svg:x="1.294cm" svg:y="0.187cm">
              <draw:text-box>
                <text:p text:style-name="P3">Commit</text:p>
              </draw:text-box>
            </draw:frame>
          </table:table-cell>
          <table:table-cell table:number-columns-repeated="4"/>
          <table:table-cell>
            <draw:frame table:end-cell-address="Sheet1.H31" table:end-x="0.827cm" table:end-y="0.338cm" draw:z-index="37" draw:style-name="gr10" draw:text-style-name="P3" svg:width="4.874cm" svg:height="0.469cm" svg:x="0.469cm" svg:y="0.32cm">
              <draw:text-box>
                <text:p text:style-name="P1">Prepare Commit</text:p>
              </draw:text-box>
            </draw:frame>
          </table:table-cell>
          <table:table-cell table:number-columns-repeated="3"/>
        </table:table-row>
        <table:table-row table:style-name="ro1">
          <table:table-cell table:number-columns-repeated="2"/>
          <table:table-cell>
            <draw:line table:end-cell-address="Sheet1.C31" table:end-x="2.26cm" table:end-y="0cm" draw:z-index="32" draw:style-name="gr5" draw:text-style-name="P1" svg:x1="0.001cm" svg:y1="0cm" svg:x2="2.26cm" svg:y2="0cm">
              <text:p/>
            </draw:line>
          </table:table-cell>
          <table:table-cell table:number-columns-repeated="5"/>
          <table:table-cell>
            <draw:custom-shape table:end-cell-address="Sheet1.I44" table:end-x="0.583cm" table:end-y="0.212cm" draw:z-index="59" draw:style-name="gr6" draw:text-style-name="P1" svg:width="0.381cm" svg:height="5.836cm" svg:x="0.202cm" svg:y="0.247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</table:table-row>
        <table:table-row table:style-name="ro1">
          <table:table-cell table:number-columns-repeated="3"/>
          <table:table-cell>
            <draw:line table:end-cell-address="Sheet1.I32" table:end-x="0.027cm" table:end-y="0.001cm" draw:z-index="34" draw:style-name="gr5" draw:text-style-name="P1" svg:x1="0.055cm" svg:y1="0.001cm" svg:x2="11.318cm" svg:y2="0.001cm">
              <text:p/>
            </draw:line>
            <draw:line table:end-cell-address="Sheet1.H32" table:end-x="2.232cm" table:end-y="0.267cm" draw:z-index="35" draw:style-name="gr5" draw:text-style-name="P1" svg:x1="0.001cm" svg:y1="0.267cm" svg:x2="11.264cm" svg:y2="0.267cm">
              <text:p/>
            </draw:line>
          </table:table-cell>
          <table:table-cell table:number-columns-repeated="5"/>
        </table:table-row>
        <table:table-row table:style-name="ro1">
          <table:table-cell table:number-columns-repeated="3"/>
          <table:table-cell>
            <draw:line table:end-cell-address="Sheet1.H33" table:end-x="2.259cm" table:end-y="0.133cm" draw:z-index="36" draw:style-name="gr5" draw:text-style-name="P1" svg:x1="0.028cm" svg:y1="0.133cm" svg:x2="11.291cm" svg:y2="0.133cm">
              <text:p/>
            </draw:line>
          </table:table-cell>
          <table:table-cell/>
          <table:table-cell>
            <draw:frame table:end-cell-address="Sheet1.H34" table:end-x="1.13cm" table:end-y="0.418cm" draw:z-index="41" draw:style-name="gr10" draw:text-style-name="P3" svg:width="4.874cm" svg:height="0.469cm" svg:x="0.772cm" svg:y="0.4cm">
              <draw:text-box>
                <text:p text:style-name="P1">Prepare Response</text:p>
              </draw:text-box>
            </draw:frame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>
            <draw:line table:end-cell-address="Sheet1.H35" table:end-x="2.232cm" table:end-y="0.134cm" draw:z-index="38" draw:style-name="gr5" draw:text-style-name="P1" svg:x1="11.264cm" svg:y1="0.134cm" svg:x2="0.001cm" svg:y2="0.134cm">
              <text:p/>
            </draw:line>
            <draw:line table:end-cell-address="Sheet1.I35" table:end-x="0.027cm" table:end-y="0.4cm" draw:z-index="39" draw:style-name="gr5" draw:text-style-name="P1" svg:x1="11.318cm" svg:y1="0.4cm" svg:x2="0.055cm" svg:y2="0.4cm">
              <text:p/>
            </draw:line>
          </table:table-cell>
          <table:table-cell table:number-columns-repeated="5"/>
        </table:table-row>
        <table:table-row table:style-name="ro1">
          <table:table-cell table:number-columns-repeated="3"/>
          <table:table-cell>
            <draw:line table:end-cell-address="Sheet1.H36" table:end-x="2.259cm" table:end-y="0.266cm" draw:z-index="40" draw:style-name="gr5" draw:text-style-name="P1" svg:x1="11.291cm" svg:y1="0.266cm" svg:x2="0.028cm" svg:y2="0.266cm">
              <text:p/>
            </draw:line>
          </table:table-cell>
          <table:table-cell table:number-columns-repeated="5"/>
        </table:table-row>
        <table:table-row table:style-name="ro1">
          <table:table-cell table:number-columns-repeated="5"/>
          <table:table-cell>
            <draw:frame table:end-cell-address="Sheet1.H38" table:end-x="0.91cm" table:end-y="0.336cm" draw:z-index="45" draw:style-name="gr10" draw:text-style-name="P3" svg:width="4.874cm" svg:height="0.469cm" svg:x="0.552cm" svg:y="0.319cm">
              <draw:text-box>
                <text:p text:style-name="P1">Commit</text:p>
              </draw:text-box>
            </draw:frame>
          </table:table-cell>
          <table:table-cell table:number-columns-repeated="2"/>
          <table:table-cell>
            <draw:frame table:end-cell-address="Sheet1.I38" table:end-x="1.492cm" table:end-y="0.257cm" draw:z-index="65" draw:style-name="gr7" svg:width="0.892cm" svg:height="0.567cm" svg:x="0.6cm" svg:y="0.142cm">
              <draw:text-box>
                <text:p>*6</text:p>
              </draw:text-box>
            </draw:frame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>
            <draw:line table:end-cell-address="Sheet1.I39" table:end-x="0.027cm" table:end-y="0cm" draw:z-index="42" draw:style-name="gr5" draw:text-style-name="P1" svg:x1="0.055cm" svg:y1="0cm" svg:x2="11.318cm" svg:y2="0cm">
              <text:p/>
            </draw:line>
            <draw:line table:end-cell-address="Sheet1.H39" table:end-x="2.232cm" table:end-y="0.266cm" draw:z-index="43" draw:style-name="gr5" draw:text-style-name="P1" svg:x1="0.001cm" svg:y1="0.266cm" svg:x2="11.264cm" svg:y2="0.266cm">
              <text:p/>
            </draw:line>
          </table:table-cell>
          <table:table-cell table:number-columns-repeated="5"/>
        </table:table-row>
        <table:table-row table:style-name="ro1">
          <table:table-cell table:number-columns-repeated="3"/>
          <table:table-cell>
            <draw:line table:end-cell-address="Sheet1.H40" table:end-x="2.259cm" table:end-y="0.132cm" draw:z-index="44" draw:style-name="gr5" draw:text-style-name="P1" svg:x1="0.028cm" svg:y1="0.132cm" svg:x2="11.291cm" svg:y2="0.132cm">
              <text:p/>
            </draw:line>
          </table:table-cell>
          <table:table-cell table:number-columns-repeated="5"/>
        </table:table-row>
        <table:table-row table:style-name="ro1">
          <table:table-cell table:number-columns-repeated="5"/>
          <table:table-cell>
            <draw:frame table:end-cell-address="Sheet1.H42" table:end-x="1.13cm" table:end-y="0.23cm" draw:z-index="49" draw:style-name="gr10" draw:text-style-name="P3" svg:width="4.874cm" svg:height="0.469cm" svg:x="0.772cm" svg:y="0.212cm">
              <draw:text-box>
                <text:p text:style-name="P1">Commit Response</text:p>
              </draw:text-box>
            </draw:frame>
          </table:table-cell>
          <table:table-cell table:number-columns-repeated="3"/>
        </table:table-row>
        <table:table-row table:style-name="ro1">
          <table:table-cell table:number-columns-repeated="3"/>
          <table:table-cell>
            <draw:line table:end-cell-address="Sheet1.H42" table:end-x="2.232cm" table:end-y="0.372cm" draw:z-index="46" draw:style-name="gr5" draw:text-style-name="P1" svg:x1="11.264cm" svg:y1="0.372cm" svg:x2="0.001cm" svg:y2="0.372cm">
              <text:p/>
            </draw:line>
          </table:table-cell>
          <table:table-cell table:number-columns-repeated="5"/>
        </table:table-row>
        <table:table-row table:style-name="ro1">
          <table:table-cell table:number-columns-repeated="3"/>
          <table:table-cell>
            <draw:line table:end-cell-address="Sheet1.I43" table:end-x="0.027cm" table:end-y="0.212cm" draw:z-index="47" draw:style-name="gr5" draw:text-style-name="P1" svg:x1="11.318cm" svg:y1="0.212cm" svg:x2="0.055cm" svg:y2="0.212cm">
              <text:p/>
            </draw:line>
          </table:table-cell>
          <table:table-cell table:number-columns-repeated="5"/>
        </table:table-row>
        <table:table-row table:style-name="ro1">
          <table:table-cell table:number-columns-repeated="3"/>
          <table:table-cell>
            <draw:line table:end-cell-address="Sheet1.H44" table:end-x="2.259cm" table:end-y="0.078cm" draw:z-index="48" draw:style-name="gr5" draw:text-style-name="P1" svg:x1="11.291cm" svg:y1="0.078cm" svg:x2="0.028cm" svg:y2="0.078cm">
              <text:p/>
            </draw:line>
          </table:table-cell>
          <table:table-cell table:number-columns-repeated="5"/>
        </table:table-row>
        <table:table-row table:style-name="ro1">
          <table:table-cell table:number-columns-repeated="2"/>
          <table:table-cell>
            <draw:frame table:end-cell-address="Sheet1.F46" table:end-x="0.138cm" table:end-y="0.337cm" draw:z-index="51" draw:style-name="gr10" draw:text-style-name="P3" svg:width="4.874cm" svg:height="0.469cm" svg:x="2.038cm" svg:y="0.32cm">
              <draw:text-box>
                <text:p text:style-name="P1">Commit Report</text:p>
              </draw:text-box>
            </draw:frame>
          </table:table-cell>
          <table:table-cell table:number-columns-repeated="6"/>
        </table:table-row>
        <table:table-row table:style-name="ro1">
          <table:table-cell table:number-columns-repeated="3"/>
          <table:table-cell>
            <draw:line table:end-cell-address="Sheet1.E46" table:end-x="2.12cm" table:end-y="0.45cm" draw:z-index="50" draw:style-name="gr5" draw:text-style-name="P1" svg:x1="0cm" svg:y1="0.45cm" svg:x2="4.378cm" svg:y2="0.45cm">
              <text:p/>
            </draw:line>
          </table:table-cell>
          <table:table-cell table:number-columns-repeated="5"/>
        </table:table-row>
        <table:table-row table:style-name="ro1">
          <table:table-cell>
            <draw:frame table:end-cell-address="Sheet1.C48" table:end-x="1.652cm" table:end-y="0.257cm" draw:z-index="53" draw:style-name="gr10" draw:text-style-name="P3" svg:width="4.874cm" svg:height="0.469cm" svg:x="1.294cm" svg:y="0.24cm">
              <draw:text-box>
                <text:p text:style-name="P3">Commit Response</text:p>
              </draw:text-box>
            </draw:frame>
          </table:table-cell>
          <table:table-cell table:number-columns-repeated="8"/>
        </table:table-row>
        <table:table-row table:style-name="ro1">
          <table:table-cell table:number-columns-repeated="2"/>
          <table:table-cell>
            <draw:line table:end-cell-address="Sheet1.C48" table:end-x="2.26cm" table:end-y="0cm" draw:z-index="52" draw:style-name="gr5" draw:text-style-name="P1" svg:x1="2.26cm" svg:y1="0cm" svg:x2="0.001cm" svg:y2="0cm">
              <text:p/>
            </draw:line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IPA モナー Pゴシック" svg:font-family="'IPA モナー Pゴシック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IPA モナー Pゴシック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fo:margin-left="0.139cm" fo:margin-right="10.43cm" style:shadow="none" style:scale-to="7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4">2010/02/04</text:date>, <text:time>20:20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oichi Suzuki</meta:initial-creator>
    <meta:creation-date>2009-03-17T14:40:31</meta:creation-date>
    <dc:date>2010-01-19T19:16:01.96</dc:date>
    <dc:creator>Koichi Suzuki</dc:creator>
    <meta:editing-duration>PT00H18M24S</meta:editing-duration>
    <meta:editing-cycles>2</meta:editing-cycles>
    <meta:generator>OpenOffice.org/3.1$Win32 OpenOffice.org_project/310m19$Build-9420</meta:generator>
    <meta:printed-by>Koichi Suzuki</meta:printed-by>
    <meta:print-date>2010-01-19T19:15:25.42</meta:print-date>
    <meta:document-statistic meta:table-count="3" meta:cell-count="0" meta:object-count="68"/>
    <meta:user-defined meta:name="情報 1"/>
    <meta:user-defined meta:name="情報 2"/>
    <meta:user-defined meta:name="情報 3"/>
    <meta:user-defined meta:name="情報 4"/>
  </office:meta>
</office:document-meta>
</file>